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F" svg:font-family="" style:font-family-generic="roman"/>
    <style:font-face style:name="Liberation Sans1" svg:font-family="'Liberation San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49cm"/>
    </style:style>
    <style:style style:name="co2" style:family="table-column">
      <style:table-column-properties fo:break-before="auto" style:column-width="7.541cm"/>
    </style:style>
    <style:style style:name="co3" style:family="table-column">
      <style:table-column-properties fo:break-before="auto" style:column-width="10.134cm"/>
    </style:style>
    <style:style style:name="co4" style:family="table-column">
      <style:table-column-properties fo:break-before="auto" style:column-width="2.96cm"/>
    </style:style>
    <style:style style:name="co5" style:family="table-column">
      <style:table-column-properties fo:break-before="auto" style:column-width="2.503cm"/>
    </style:style>
    <style:style style:name="co6" style:family="table-column">
      <style:table-column-properties fo:break-before="auto" style:column-width="2.328cm"/>
    </style:style>
    <style:style style:name="ro1" style:family="table-row">
      <style:table-row-properties style:row-height="0.499cm" fo:break-before="auto" style:use-optimal-row-height="true"/>
    </style:style>
    <style:style style:name="ro2" style:family="table-row">
      <style:table-row-properties style:row-height="6.054cm" fo:break-before="auto" style:use-optimal-row-height="false"/>
    </style:style>
    <style:style style:name="ro3" style:family="table-row">
      <style:table-row-properties style:row-height="3.096cm" fo:break-before="auto" style:use-optimal-row-height="false"/>
    </style:style>
    <style:style style:name="ro4" style:family="table-row">
      <style:table-row-properties style:row-height="8.767cm" fo:break-before="auto" style:use-optimal-row-height="false"/>
    </style:style>
    <style:style style:name="ro5" style:family="table-row">
      <style:table-row-properties style:row-height="3.159cm" fo:break-before="auto" style:use-optimal-row-height="false"/>
    </style:style>
    <style:style style:name="ro6" style:family="table-row">
      <style:table-row-properties style:row-height="6.976cm" fo:break-before="auto" style:use-optimal-row-height="false"/>
    </style:style>
    <style:style style:name="ro7" style:family="table-row">
      <style:table-row-properties style:row-height="11.536cm" fo:break-before="auto" style:use-optimal-row-height="false"/>
    </style:style>
    <style:style style:name="ro8" style:family="table-row">
      <style:table-row-properties style:row-height="10.793cm" fo:break-before="auto" style:use-optimal-row-height="true"/>
    </style:style>
    <style:style style:name="ro9" style:family="table-row">
      <style:table-row-properties style:row-height="5.87cm" fo:break-before="auto" style:use-optimal-row-height="true"/>
    </style:style>
    <style:style style:name="ro10" style:family="table-row">
      <style:table-row-properties style:row-height="6.318cm" fo:break-before="auto" style:use-optimal-row-height="true"/>
    </style:style>
    <style:style style:name="ro11" style:family="table-row">
      <style:table-row-properties style:row-height="3.817cm" fo:break-before="auto" style:use-optimal-row-height="false"/>
    </style:style>
    <style:style style:name="ro12" style:family="table-row">
      <style:table-row-properties style:row-height="5.422cm" fo:break-before="auto" style:use-optimal-row-height="true"/>
    </style:style>
    <style:style style:name="ro13" style:family="table-row">
      <style:table-row-properties style:row-height="7.213cm" fo:break-before="auto" style:use-optimal-row-height="true"/>
    </style:style>
    <style:style style:name="ro14" style:family="table-row">
      <style:table-row-properties style:row-height="5.923cm" fo:break-before="auto" style:use-optimal-row-height="true"/>
    </style:style>
    <style:style style:name="ro15" style:family="table-row">
      <style:table-row-properties style:row-height="3.237cm" fo:break-before="auto" style:use-optimal-row-height="true"/>
    </style:style>
    <style:style style:name="ro16" style:family="table-row">
      <style:table-row-properties style:row-height="0.496cm"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ext-properties style:font-name="Liberation Sans1" fo:font-size="11pt" style:font-size-asian="11pt" style:font-size-complex="11pt"/>
    </style:style>
    <style:style style:name="ce2" style:family="table-cell" style:parent-style-name="Default" style:data-style-name="N0">
      <style:table-cell-properties fo:wrap-option="wrap" style:vertical-align="automatic"/>
      <style:text-properties style:font-name="Liberation Sans1" fo:font-size="11pt" style:font-size-asian="11pt" style:font-size-complex="11pt"/>
    </style:style>
    <style:style style:name="ce3" style:family="table-cell" style:parent-style-name="Default">
      <style:table-cell-properties fo:wrap-option="wrap"/>
      <style:text-properties style:font-name="Liberation Sans1" fo:font-size="11pt" style:font-size-asian="11pt" style:font-size-complex="11pt"/>
    </style:style>
    <style:style style:name="ce4" style:family="table-cell" style:parent-style-name="Default" style:data-style-name="N0">
      <style:table-cell-properties fo:wrap-option="wrap"/>
      <style:text-properties style:font-name="Liberation Sans1" fo:font-size="11pt" style:font-size-asian="11pt" style:font-size-complex="11pt"/>
    </style:style>
    <style:style style:name="ce5" style:family="table-cell" style:parent-style-name="Default" style:data-style-name="N100">
      <style:table-cell-properties fo:wrap-option="wrap" style:vertical-align="automatic"/>
      <style:text-properties style:font-name="Liberation Sans1" fo:font-size="11pt" style:font-size-asian="11pt" style:font-size-complex="11pt"/>
    </style:style>
    <style:style style:name="ce6" style:family="table-cell" style:parent-style-name="Default" style:data-style-name="N0">
      <style:text-properties fo:color="#000000" style:font-name="Liberation Sans1" fo:font-size="11pt" fo:language="de" fo:country="DE" style:font-name-asian="Liberation Sans" style:font-size-asian="11pt" style:language-asian="zh" style:country-asian="CN" style:font-name-complex="Liberation Sans" style:font-size-complex="11pt" style:language-complex="hi" style:country-complex="IN"/>
    </style:style>
    <style:style style:name="ce7" style:family="table-cell" style:parent-style-name="Default" style:data-style-name="N0">
      <style:text-properties style:use-window-font-color="true" style:font-name="Liberation Sans1" fo:font-size="11pt" style:font-name-asian="Microsoft YaHei" style:font-size-asian="11pt" style:font-name-complex="Mangal" style:font-size-complex="11pt"/>
    </style:style>
    <style:style style:name="ce8" style:family="table-cell" style:parent-style-name="Default" style:data-style-name="N0">
      <style:text-properties style:use-window-font-color="true" style:font-name="Liberation Sans1" fo:font-size="11pt" fo:language="en" fo:country="US" style:font-name-asian="Lucida Sans Unicode" style:font-size-asian="11pt" style:language-asian="en" style:country-asian="US" style:font-name-complex="Tahoma" style:font-size-complex="11pt" style:language-complex="en" style:country-complex="US"/>
    </style:style>
    <style:style style:name="ce9" style:family="table-cell" style:parent-style-name="Default" style:data-style-name="N0">
      <style:text-properties style:use-window-font-color="true" style:font-name="F" fo:font-size="12pt" fo:language="en" fo:country="US" style:font-name-asian="Lucida Sans Unicode" style:font-size-asian="11pt" style:language-asian="en" style:country-asian="US" style:font-name-complex="Tahoma" style:font-size-complex="11pt" style:language-complex="en" style:country-complex="US"/>
    </style:style>
    <style:style style:name="ce10" style:family="table-cell" style:parent-style-name="Default" style:data-style-name="N0"/>
    <style:style style:name="T1" style:family="text">
      <style:text-properties fo:color="#000000" style:font-name="Liberation Sans" fo:font-size="11pt" fo:language="de" fo:country="DE" style:font-name-asian="Liberation Sans" style:font-size-asian="11pt" style:language-asian="zh" style:country-asian="CN" style:font-name-complex="Liberation Sans" style:font-size-complex="11pt" style:language-complex="hi" style:country-complex="IN"/>
    </style:style>
    <style:style style:name="T2" style:family="text">
      <style:text-properties style:font-name="Liberation Sans1" fo:font-size="11pt" style:font-size-asian="11pt" style:font-size-complex="11pt"/>
    </style:style>
    <style:style style:name="T3" style:family="text">
      <style:text-properties style:font-name="F" fo:font-size="12pt"/>
    </style:style>
  </office:automatic-styles>
  <office:body>
    <office:spreadsheet>
      <table:calculation-settings table:automatic-find-labels="false" table:use-regular-expressions="false"/>
      <table:table table:name="Tabelle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2" table:default-cell-style-name="ce1"/>
        <table:table-column table:style-name="co6" table:number-columns-repeated="1017" table:default-cell-style-name="ce1"/>
        <table:table-row table:style-name="ro1">
          <table:table-cell office:value-type="string">
            <text:p>Test-ID</text:p>
          </table:table-cell>
          <table:table-cell table:style-name="ce2" office:value-type="string">
            <text:p>Beschreibung</text:p>
          </table:table-cell>
          <table:table-cell table:style-name="ce2" office:value-type="string">
            <text:p>Erwartung</text:p>
          </table:table-cell>
          <table:table-cell office:value-type="string">
            <text:p>Requirement-ID</text:p>
          </table:table-cell>
          <table:table-cell office:value-type="string">
            <text:p>Use Case-ID</text:p>
          </table:table-cell>
          <table:table-cell table:number-columns-repeated="1019"/>
        </table:table-row>
        <table:table-row table:style-name="ro2">
          <table:table-cell office:value-type="string">
            <text:p>TG00</text:p>
          </table:table-cell>
          <table:table-cell table:style-name="ce2" office:value-type="string">
            <text:p>Hardware-check</text:p>
          </table:table-cell>
          <table:table-cell table:style-name="ce2" office:value-type="string">
            <text:p>Es gibt 2 hintereinander gestellte, richtig angeschlossene</text:p>
            <text:p>und funktionsfähigeFörderbänder, auf die nur die definierten Pucks gelegt werden.</text:p>
            <text:p>Beide Förderbänder besitzen jeweils eine Ampelanlage.</text:p>
          </table:table-cell>
          <table:table-cell table:style-name="ce2" office:value-type="string">
            <text:p>FR-001</text:p>
            <text:p>FR-002</text:p>
            <text:p>FR-016</text:p>
            <text:p>FR-019.1</text:p>
            <text:p>FR-024.1</text:p>
            <text:p>FR-024.2</text:p>
            <text:p>FR-027</text:p>
            <text:p>FR-028</text:p>
            <text:p>FR-029.1</text:p>
            <text:p>FR-030.1</text:p>
            <text:p>FR-030.2</text:p>
          </table:table-cell>
          <table:table-cell office:value-type="string">
            <text:p>-</text:p>
          </table:table-cell>
          <table:table-cell table:number-columns-repeated="1019"/>
        </table:table-row>
        <table:table-row table:style-name="ro3">
          <table:table-cell office:value-type="string">
            <text:p>TG01</text:p>
          </table:table-cell>
          <table:table-cell table:style-name="ce2" office:value-type="string">
            <text:p>Es wird ein zu kleiner Puck auf B1 gelegt.</text:p>
          </table:table-cell>
          <table:table-cell table:style-name="ce2" office:value-type="string">
            <text:p>Der Puck fährt langsam durch die Höhenmessung und wird auf B1 aussortiert.</text:p>
          </table:table-cell>
          <table:table-cell table:style-name="ce2" office:value-type="string">
            <text:p>FR-004</text:p>
            <text:p>FR-006.1</text:p>
            <text:p>Fr-006.2</text:p>
            <text:p>FR-014</text:p>
            <text:p>FR-019.5</text:p>
            <text:p>NFR-006.1</text:p>
          </table:table-cell>
          <table:table-cell office:value-type="string">
            <text:p>UC2</text:p>
          </table:table-cell>
          <table:table-cell/>
          <table:table-cell table:style-name="ce2" office:value-type="string">
            <text:p><text:s/></text:p>
          </table:table-cell>
          <table:table-cell table:number-columns-repeated="1017"/>
        </table:table-row>
        <table:table-row table:style-name="ro4">
          <table:table-cell office:value-type="string">
            <text:p>TG02</text:p>
          </table:table-cell>
          <table:table-cell table:style-name="ce2" office:value-type="string">
            <text:p>Es werden Pucks mit dem Mindestabstand von 5 cm in der Reihenfolge Metall, Nicht-Metall, Metall auf B1 gelegt. Sobald ein Puck das Ende von B2 erreicht, wird dieser entfernt.</text:p>
          </table:table-cell>
          <table:table-cell table:style-name="ce5" office:value-type="string">
            <text:p>Der erste Puck (Metall) fährt bis ans Ende von B2, gibt auf der Konsole die Daten (ID, Höhenmesswert von B1, Höhenmesswert von B2, Typ) aus und wartet.</text:p>
            <text:p>Die B2-Ampel blinkt orange, bis dieser Puck entfernt wird.</text:p>
            <text:p>Der zweite Puck (Nicht-Metall) fährt bis ans Ende von B1 und wartet, bis der erste von B2 entfernt wird.</text:p>
            <text:p>Sobald der erste Puk entfernt wird, fährt der zweite ans Ende von B2 und dann seine Daten aus.</text:p>
            <text:p>Der dritte Puck verhält sich wie der zweite. Er hält am Ende von B1 und fährt auf B2, sobald dieses wieder frei ist. Während der <text:s/>gesamten Zeit leuchtet die Ampel auf B1 Grün.</text:p>
            <text:p>Wenn der dritte Puck auf B2 ist, hält B1 an, und auch wenn er von B2 entnommen wird fährt keines der beiden wieder los.</text:p>
          </table:table-cell>
          <table:table-cell table:style-name="ce2" office:value-type="string">
            <text:p>FR-004</text:p>
            <text:p>Fr-003.1</text:p>
            <text:p>Fr-003.2</text:p>
            <text:p>FR-005</text:p>
            <text:p>FR-008.1</text:p>
            <text:p>FR-009.1</text:p>
            <text:p>FR-009.3</text:p>
            <text:p>FR-009.4</text:p>
            <text:p>FR-010</text:p>
            <text:p>FR-011</text:p>
            <text:p>FR-012.1</text:p>
            <text:p>FR-012.2</text:p>
            <text:p>FR-013</text:p>
            <text:p>FR-014</text:p>
            <text:p>FR-015</text:p>
            <text:p>FR-017</text:p>
            <text:p>FR-018.2</text:p>
            <text:p>FR-020</text:p>
            <text:p>FR-026</text:p>
            <text:p>NFR-003</text:p>
            <text:p>NFR-004.1</text:p>
            <text:p>NFR-005</text:p>
          </table:table-cell>
          <table:table-cell office:value-type="string">
            <text:p>UC1</text:p>
          </table:table-cell>
          <table:table-cell table:number-columns-repeated="1019"/>
        </table:table-row>
        <table:table-row table:style-name="ro5">
          <table:table-cell office:value-type="string">
            <text:p>TG03</text:p>
          </table:table-cell>
          <table:table-cell table:style-name="ce2" office:value-type="string">
            <text:p>Ein Nicht-Metall-Puck wird mit der Bohrung nach unten auf B1 gelegt. Am Ende von B1 wird der Puck gewendet und die Start-Taste wird betätigt.</text:p>
          </table:table-cell>
          <table:table-cell table:style-name="ce2" office:value-type="string">
            <text:p>Der Puck fährt bis ans Ende von B1. B1 hält an und die Ampel blinkt orange. Erst nach Betätigen der Start-Taste erlischt das orange Blinken und der nicht-metallische Puck fährt an das Ende von B2.</text:p>
          </table:table-cell>
          <table:table-cell table:style-name="ce2" office:value-type="string">
            <text:p>FR-004</text:p>
            <text:p>FR-007.1</text:p>
            <text:p>FR-007.2</text:p>
            <text:p>FR-007.3</text:p>
            <text:p>FR-007.4</text:p>
            <text:p>FR-007.5</text:p>
            <text:p>FR-009.4</text:p>
            <text:p>FR-014</text:p>
            <text:p>FR-015</text:p>
            <text:p>FR-018.1</text:p>
            <text:p>FR-019.5</text:p>
            <text:p>FR-026</text:p>
            <text:p>NFR-001</text:p>
            <text:p>NFR-003</text:p>
            <text:p>NFR-004.1</text:p>
          </table:table-cell>
          <table:table-cell office:value-type="string">
            <text:p>UC3</text:p>
          </table:table-cell>
          <table:table-cell table:number-columns-repeated="1019"/>
        </table:table-row>
        <table:table-row table:style-name="ro6">
          <table:table-cell office:value-type="string">
            <text:p>TG04</text:p>
          </table:table-cell>
          <table:table-cell table:style-name="ce2" office:value-type="string">
            <text:p>Ein Metall-Puck und ein verkehrt herum liegender NichtMetall-Puck werden mit dem Mindestabstand von 5 cm auf B1 gelegt. Der erste richtig herum liegende Puck wird entnommen, sobald der zweite Puck das Ende von B1 erreicht hat. Der verkehrt herum liegende Puck wird nicht gewendet und die Start-Taste auf B1 wird betätigt.</text:p>
          </table:table-cell>
          <table:table-cell table:style-name="ce2" office:value-type="string">
            <text:p>Der Metall-Puck fährt bis ans Ende von B2. B1 hält an, sobald der verkehrt herum liegende Puck das Ende erreicht, und die orange Ampel blinkt. B1 fährt nicht los, auch wenn der erste Puck von B2 entfernt wird. </text:p>
            <text:p>Die Starttaste von B1 wird ohne Wenden des Pucks betätigt, sodass der verkehrt herum liegende Puck auf B2 aussortiert wird.</text:p>
          </table:table-cell>
          <table:table-cell table:style-name="ce2" office:value-type="string">
            <text:p>FR-004</text:p>
            <text:p>FR-003.2</text:p>
            <text:p>FR-FR-005</text:p>
            <text:p>FR-007.1</text:p>
            <text:p>FR-007.2</text:p>
            <text:p>FR-007.3</text:p>
            <text:p>FR-007.4</text:p>
            <text:p>FR-008.1</text:p>
            <text:p>FR-008.2</text:p>
            <text:p>FR-009.3</text:p>
            <text:p>FR-009.4</text:p>
            <text:p>FR-010</text:p>
            <text:p>FR-011</text:p>
            <text:p>FR-0121</text:p>
            <text:p>FR-012.2</text:p>
            <text:p>FR-013</text:p>
            <text:p>FR-014</text:p>
            <text:p>FR-015</text:p>
            <text:p>FR-018.1</text:p>
            <text:p>FR-018.2</text:p>
            <text:p>FR-019.5</text:p>
            <text:p>FR-026</text:p>
            <text:p>NFR-003</text:p>
            <text:p>NFR-003</text:p>
            <text:p>NFR-004.1</text:p>
            <text:p>NFR-005</text:p>
            <text:p>NFR-004.1</text:p>
            <text:p>NFR-007</text:p>
            <text:p/>
          </table:table-cell>
          <table:table-cell table:style-name="ce2" office:value-type="string">
            <text:p>UC3</text:p>
          </table:table-cell>
          <table:table-cell table:number-columns-repeated="1019"/>
        </table:table-row>
        <table:table-row table:style-name="ro7">
          <table:table-cell office:value-type="string">
            <text:p>TG05</text:p>
          </table:table-cell>
          <table:table-cell table:style-name="ce2" office:value-type="string">
            <text:p>Zwei Pucks ohne Metall werden mit dem festgelegten Mindestabstand auf B1 gelegt. Die Pucks werden entnommen, sobald die Ampel von B2 orange blinkt.</text:p>
            <text:p/>
          </table:table-cell>
          <table:table-cell table:style-name="ce2" office:value-type="string">
            <text:p>Der erste Puck fährt bis ans Ende von B2. Der zweite Puck fährt auf B2, sobald der erste entfernt wurde, jedoch nur bis zum Metallsensor. Dann wird er wieder an den Anfang von B2 zurückbefördert. Sobald der Puck den Anfang von B2 erreicht, hält dieses an und die B2-Ampel blinkt orange, bis der Puck entfernt wird.</text:p>
          </table:table-cell>
          <table:table-cell table:style-name="ce2" office: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8">
          <table:table-cell office:value-type="string">
            <text:p>TG06</text:p>
          </table:table-cell>
          <table:table-cell table:style-name="ce2" office:value-type="string">
            <text:p>Zwei Pucks mit Metall werden mit Mindestabstand auf B1 gelegt. Die Pucks werden entnommen, sobald die B2-Ampel orange blinkt.</text:p>
          </table:table-cell>
          <table:table-cell table:style-name="ce2" office:value-type="string">
            <text:p>Der erste Puck fährt bis ans Ende von B2. Der zweite Puck fährt auf B2, sobald der erste entfernt wurde, jedoch nur bis zum Metallsensor, und wird dann wieder an den Anfang von B2 befördert. Dort hält er an und die B2-Ampel blinkt orange, bis der Puck entfernt wird.</text:p>
          </table:table-cell>
          <table:table-cell table:style-name="ce2" office:value-type="string">
            <text:p>FR-003.2</text:p>
            <text:p>FR-004</text:p>
            <text:p>FR-005</text:p>
            <text:p>FR-009.1</text:p>
            <text:p>FR-009.2</text:p>
            <text:p>FR-009.3</text:p>
            <text:p>FR-009.4</text:p>
            <text:p>FR-010</text:p>
            <text:p>FR-011</text:p>
            <text:p>FR-012.1</text:p>
            <text:p>FR-012.2</text:p>
            <text:p>FR-013</text:p>
            <text:p>FR-014</text:p>
            <text:p>FR-015</text:p>
            <text:p>FR-017</text:p>
            <text:p>FR-018.2</text:p>
            <text:p>FR-019.5</text:p>
            <text:p>FR-020</text:p>
            <text:p>NFR-003</text:p>
            <text:p>NFR-003</text:p>
            <text:p>NFR-004.1</text:p>
            <text:p>NFR-005</text:p>
            <text:p>NFR-007</text:p>
            <text:p/>
          </table:table-cell>
          <table:table-cell table:number-columns-repeated="1020"/>
        </table:table-row>
        <table:table-row table:style-name="ro9">
          <table:table-cell office:value-type="string">
            <text:p>TF01</text:p>
          </table:table-cell>
          <table:table-cell table:style-name="ce2" office:value-type="string">
            <text:p>Ein Metall-Puck und ein Nicht-Metall-Puck mit Bohrung nach unten werden mit dem Mindestabstand auf B1 gelegt. Der erste Puck wird entnommen, sobald der zweite Puck das Ende von B1 erreicht hat. Der verkehrt herum liegende Puck wird nicht gewendet oder entnommen und die Start-Taste von B1 wird betätigt.</text:p>
          </table:table-cell>
          <table:table-cell table:style-name="ce2" office:value-type="string">
            <text:p>Der zweite Puck fährt bis ans Ende von B1. Dieses hält an und die B1-Ampel blinkt orange. Das orange Blinken wechselt nach ca 15 Sekunden in ein rotes Blinken. Sobald der Fehler quittiert wird, wechseld das rote Blinken in ein Dauerlicht. Sobald der Puck entfernt und die Starttaste betätigt wird, geht das Band wieder in den betriebsbereiten Zustand und die B1-Ampel leuchtet grün.</text:p>
            <text:p/>
          </table:table-cell>
          <table:table-cell table:style-name="ce2" office:value-type="string">
            <text:p>FR-004</text:p>
            <text:p>FR-007.1</text:p>
            <text:p>FR-007.2</text:p>
            <text:p>FR-007.3</text:p>
            <text:p>FR-007.4</text:p>
            <text:p>FR-007.6</text:p>
            <text:p>FR-013</text:p>
            <text:p>FR-014</text:p>
            <text:p>FR-017</text:p>
            <text:p>FR-018.1</text:p>
            <text:p>FR-019.2</text:p>
            <text:p>FR-019.3</text:p>
            <text:p>FR-029.2</text:p>
          </table:table-cell>
          <table:table-cell table:style-name="ce2" office:value-type="string">
            <text:p>UC3</text:p>
          </table:table-cell>
          <table:table-cell table:number-columns-repeated="1019"/>
        </table:table-row>
        <table:table-row table:style-name="ro10">
          <table:table-cell office:value-type="string">
            <text:p>TF02</text:p>
          </table:table-cell>
          <table:table-cell table:style-name="ce2" office:value-type="string">
            <text:p>Ein Nicht-Metall-Puck wird auf B1 gelegt. Der Puck wird auf B2 vor der Höhenmessung entfernt.</text:p>
          </table:table-cell>
          <table:table-cell table:style-name="ce2" office:value-type="string">
            <text:p>Das Band hält an und die B1-Ampel blinkt Rot.</text:p>
          </table:table-cell>
          <table:table-cell table:style-name="ce2"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1">
          <table:table-cell office:value-type="string">
            <text:p>TF03</text:p>
          </table:table-cell>
          <table:table-cell table:style-name="ce2" office:value-type="string">
            <text:p>Ein Metall- und ein Nicht-Metall-Puck <text:s/>werden mit Mindestabstand auf B1 gelegt. Zwischen Höhenmessung und Weiche wird der Metall-Puck von dem Band entfernt.</text:p>
          </table:table-cell>
          <table:table-cell table:style-name="ce2" office:value-type="string">
            <text:p>Das Band hält an und die B1-Ampel blinkt Rot.</text:p>
          </table:table-cell>
          <table:table-cell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0">
          <table:table-cell office:value-type="string">
            <text:p>TF04</text:p>
          </table:table-cell>
          <table:table-cell table:style-name="ce2" office:value-type="string">
            <text:p>Es werden Nicht-Metall-, Metall-, Nicht-Metall-Pucks auf B1 gelegt. Nach der Weiche wird der Metall-Puck von B1 entfernt. Der Fehler wird quittiert und die Bänder neu gestartet. Danach wird Metall auf B1 gelegt.</text:p>
          </table:table-cell>
          <table:table-cell table:style-name="ce2" office:value-type="string">
            <text:p>Das Band hält an und die B1-Ampel blinkt rot. Nach dem Quittieren und Starten leuchtet die Ampel wieder grün und das Band ist betriebsbereit. Der neue Metall-Puck wird wieder befördert.</text:p>
          </table:table-cell>
          <table:table-cell office:value-type="string">
            <text:p>FR-004</text:p>
            <text:p>FR-010</text:p>
            <text:p>FR-011</text:p>
            <text:p>FR-016</text:p>
            <text:p>FR-019.1</text:p>
            <text:p>FR-019.2</text:p>
            <text:p>FR-019.3</text:p>
            <text:p>FR-019.5</text:p>
            <text:p>FR-021</text:p>
            <text:p>FR-025</text:p>
            <text:p>FR-029.1</text:p>
            <text:p>FR-029.2</text:p>
            <text:p>NFR-004.1</text:p>
            <text:p>NFR-004.3</text:p>
          </table:table-cell>
          <table:table-cell table:number-columns-repeated="1020"/>
        </table:table-row>
        <table:table-row table:style-name="ro12">
          <table:table-cell office:value-type="string">
            <text:p>TF05</text:p>
          </table:table-cell>
          <table:table-cell table:style-name="ce2" office:value-type="string">
            <text:p>Manuell werden 3 zu kleine Pucks in die Rutsche von B1 gelegt. Danach wird ein zu kleiner Puck an den Anfang von B1 gelegt. Nach Auftreten des Fehlers wird ein Puck aus der Rutsche genommen.</text:p>
          </table:table-cell>
          <table:table-cell table:style-name="ce2" office:value-type="string">
            <text:p>Der zu kleine Puck wird auf B1 aussortiert. Es wird erkannt, dass die Rutsche voll ist. B1 geht in den Fehlerzustand über, die Ampel blinkt schnell rot. Wenn der Puck entfernt wird, wechselt das schnelle Blinken in ein langsames.</text:p>
          </table:table-cell>
          <table:table-cell office:value-type="string">
            <text:p>FR-004</text:p>
            <text:p>FR-006.1</text:p>
            <text:p>FR-006.2</text:p>
            <text:p>FR-011</text:p>
            <text:p>FR-016</text:p>
            <text:p>FR-017</text:p>
            <text:p>FR-019.1</text:p>
            <text:p>FR-019.2</text:p>
            <text:p>FR-019.3</text:p>
            <text:p>FR-019.4</text:p>
            <text:p>FR-019.5</text:p>
            <text:p>FR-023</text:p>
          </table:table-cell>
          <table:table-cell table:number-columns-repeated="1020"/>
        </table:table-row>
        <table:table-row table:style-name="ro13">
          <table:table-cell office:value-type="string">
            <text:p>TF06</text:p>
          </table:table-cell>
          <table:table-cell table:style-name="ce3" office:value-type="string">
            <text:p>Zwei Nicht-Metall-Pucks werden so auf B1 gelegt, dass ein weiterer Puck dazwischen passt. Vor der Höhenmessung wird ein Metall-Puck dazwischen gelegt.</text:p>
          </table:table-cell>
          <table:table-cell table:style-name="ce3" office:value-type="string">
            <text:p>Das Band hält an und die B1-Ampel blinkt Rot.</text:p>
          </table:table-cell>
          <table:table-cell table:style-name="ce6" office:value-type="string">
            <text:p><text:span text:style-name="T1">FR-009.1</text:span></text:p>
            <text:p><text:span text:style-name="T1">FR-009.2</text:span></text:p>
            <text:p><text:span text:style-name="T1">FR-009.3</text:span></text:p>
            <text:p><text:span text:style-name="T1">FR-009.4</text:span></text:p>
            <text:p><text:span text:style-name="T1">FR-011</text:span></text:p>
            <text:p><text:span text:style-name="T1">FR-016</text:span></text:p>
            <text:p><text:span text:style-name="T1">FR-017</text:span></text:p>
            <text:p><text:span text:style-name="T1">FR-019.1</text:span></text:p>
            <text:p><text:span text:style-name="T1">FR-019.2</text:span></text:p>
            <text:p><text:span text:style-name="T1">FR-019.3</text:span></text:p>
            <text:p><text:span text:style-name="T1">FR-019.5</text:span></text:p>
            <text:p><text:span text:style-name="T1">FR-029.1</text:span></text:p>
            <text:p><text:span text:style-name="T1">FR-029.2</text:span></text:p>
            <text:p><text:span text:style-name="T1">NFR-004.1</text:span></text:p>
            <text:p><text:span text:style-name="T1">NFR-004.2</text:span></text:p>
            <text:p><text:span text:style-name="T1"/></text:p>
          </table:table-cell>
          <table:table-cell table:number-columns-repeated="1020"/>
        </table:table-row>
        <table:table-row table:style-name="ro10">
          <table:table-cell office:value-type="string">
            <text:p>TF07</text:p>
          </table:table-cell>
          <table:table-cell table:style-name="ce3" office:value-type="string">
            <text:p>Ein Metall-Puck wird auf B1 gelegt. Sobald der Puck in der Höhenmessung auf B2 ist, wird ein Nicht-Metall-Puck vor der Metallmessung auf B2 gelegt.</text:p>
          </table:table-cell>
          <table:table-cell table:style-name="ce3" office:value-type="string">
            <text:p>Das Band hält an und die B2-Ampel blinkt rot.</text:p>
          </table:table-cell>
          <table:table-cell table:style-name="ce7" office:value-type="string">
            <text:p><text:span text:style-name="T2">FR-004</text:span></text:p>
            <text:p><text:span text:style-name="T2">FR-012.2</text:span></text:p>
            <text:p><text:span text:style-name="T2">FR-016</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ext:p><text:span text:style-name="T2"/></text:p>
          </table:table-cell>
          <table:table-cell table:number-columns-repeated="1020"/>
        </table:table-row>
        <table:table-row table:style-name="ro14">
          <table:table-cell office:value-type="string">
            <text:p>TF08</text:p>
          </table:table-cell>
          <table:table-cell table:style-name="ce3" office:value-type="string">
            <text:p>Ein Nicht-Metall-Puck wird auf B1 gelegt. Während der Puck noch vor der Weiche ist, wird ein Metall-Puck hinter die Weiche gelegt.</text:p>
          </table:table-cell>
          <table:table-cell table:style-name="ce3" office:value-type="string">
            <text:p>Das Band hält an und die B1-Ampel blinkt Rot.</text:p>
          </table:table-cell>
          <table:table-cell table:style-name="ce8" office:value-type="string">
            <text:p><text:span text:style-name="T2">FR-004</text:span></text:p>
            <text:p><text:span text:style-name="T2">FR-011</text:span></text:p>
            <text:p><text:span text:style-name="T2">FR-017</text:span></text:p>
            <text:p><text:span text:style-name="T2">FR-019.1</text:span></text:p>
            <text:p><text:span text:style-name="T2">FR-019.2</text:span></text:p>
            <text:p><text:span text:style-name="T2">FR-019.3</text:span></text:p>
            <text:p><text:span text:style-name="T2">FR-019.5</text:span></text:p>
            <text:p><text:span text:style-name="T2">FR-022</text:span></text:p>
            <text:p><text:span text:style-name="T2">FR-029.1</text:span></text:p>
            <text:p><text:span text:style-name="T2">FR-029.2</text:span></text:p>
            <text:p><text:span text:style-name="T2">NFR-004.1</text:span></text:p>
            <text:p><text:span text:style-name="T2">NFR-004.2</text:span></text:p>
            <text:p><text:span text:style-name="T3"/></text:p>
          </table:table-cell>
          <table:table-cell table:number-columns-repeated="1020"/>
        </table:table-row>
        <table:table-row table:style-name="ro9">
          <table:table-cell office:value-type="string">
            <text:p>TF09</text:p>
          </table:table-cell>
          <table:table-cell table:style-name="ce2" office:value-type="string">
            <text:p>Ein Metall-Puck wird auf B1 gelegt. Wenn dieser Puck am Ende von B2 ankommt, wird er nicht entnommen, sodass das Band in den Fehlerzustand übergeht. Dann wird der Puck entnommen, und ein weiterer Metall-Puck wird an den Anfang von B1 gelegt.</text:p>
          </table:table-cell>
          <table:table-cell table:style-name="ce2" office:value-type="string">
            <text:p>Der erste Puck fährt bis ans Ende von B2 und löst den Fehlerzustand aus. Wenn der Puck von B2 entfernt wird und ein neuer Puck auf B1 liegt, darf dieser nur bis ans Ende von B1 fahren, aber nicht weiter, da B2 noch im Fehlerzustand ist.</text:p>
          </table:table-cell>
          <table:table-cell table:style-name="ce8" office:value-type="string">
            <text:p><text:span text:style-name="T2">FR-004</text:span></text:p>
            <text:p><text:span text:style-name="T2">FR-005.1</text:span></text:p>
            <text:p><text:span text:style-name="T2">FR-005.2</text:span></text:p>
            <text:p><text:span text:style-name="T2">FR-015.2</text:span></text:p>
            <text:p><text:span text:style-name="T2">FR-017</text:span></text:p>
            <text:p><text:span text:style-name="T2">FR-018.2</text:span></text:p>
            <text:p><text:span text:style-name="T2">FR-019.1</text:span></text:p>
            <text:p><text:span text:style-name="T2">FR-019.2</text:span></text:p>
            <text:p><text:span text:style-name="T2">FR-019.3</text:span></text:p>
            <text:p><text:span text:style-name="T2">FR-019.5</text:span></text:p>
            <text:p><text:span text:style-name="T2">FR-029.1</text:span></text:p>
            <text:p><text:span text:style-name="T2">NFR-003</text:span></text:p>
            <text:p><text:span text:style-name="T2"/></text:p>
          </table:table-cell>
          <table:table-cell table:number-columns-repeated="1020"/>
        </table:table-row>
        <table:table-row table:style-name="ro15">
          <table:table-cell office:value-type="string">
            <text:p>TF10</text:p>
          </table:table-cell>
          <table:table-cell table:style-name="ce2" office:value-type="string">
            <text:p>Ein Metall-Puck wird auf B1 gelegt. Sobald der Puck auf B2 ist, wird ein weiterer Metall-Puck auf B1 gelegt. Anschließend wird der E-Stopp von B2 gedrückt.</text:p>
          </table:table-cell>
          <table:table-cell table:style-name="ce2" office:value-type="string">
            <text:p>Beide Bänder gehen in den Safe-State und die Programme beenden sich.</text:p>
          </table:table-cell>
          <table:table-cell table:style-name="ce9" office:value-type="string">
            <text:p><text:span text:style-name="T2">FR-004</text:span></text:p>
            <text:p><text:span text:style-name="T2">FR-012.1</text:span></text:p>
            <text:p><text:span text:style-name="T2">FR-017</text:span></text:p>
            <text:p><text:span text:style-name="T2">FR-030.1</text:span></text:p>
            <text:p><text:span text:style-name="T2">FR-030.2</text:span></text:p>
            <text:p><text:span text:style-name="T2">FR-030.3</text:span></text:p>
            <text:p><text:span text:style-name="T3"/></text:p>
          </table:table-cell>
          <table:table-cell table:number-columns-repeated="1020"/>
        </table:table-row>
        <table:table-row table:style-name="ro16">
          <table:table-cell/>
          <table:table-cell table:style-name="ce2" table:number-columns-repeated="2"/>
          <table:table-cell table:style-name="ce10"/>
          <table:table-cell table:number-columns-repeated="1020"/>
        </table:table-row>
        <table:table-row table:style-name="ro16">
          <table:table-cell office:value-type="string">
            <text:p>Mindestabstand: 5 cm</text:p>
          </table:table-cell>
          <table:table-cell table:style-name="ce2" table:number-columns-repeated="2"/>
          <table:table-cell table:style-name="ce10"/>
          <table:table-cell table:number-columns-repeated="1020"/>
        </table:table-row>
        <table:table-row table:style-name="ro16" table:number-rows-repeated="3">
          <table:table-cell/>
          <table:table-cell table:style-name="ce2" table:number-columns-repeated="2"/>
          <table:table-cell table:style-name="ce10"/>
          <table:table-cell table:number-columns-repeated="1020"/>
        </table:table-row>
        <table:table-row table:style-name="ro16" table:number-rows-repeated="2">
          <table:table-cell/>
          <table:table-cell table:style-name="ce2" table:number-columns-repeated="2"/>
          <table:table-cell table:number-columns-repeated="1021"/>
        </table:table-row>
        <table:table-row table:style-name="ro16" table:number-rows-repeated="4">
          <table:table-cell/>
          <table:table-cell table:style-name="ce4" table:number-columns-repeated="2"/>
          <table:table-cell table:number-columns-repeated="1021"/>
        </table:table-row>
        <table:table-row table:style-name="ro16" table:number-rows-repeated="1048546">
          <table:table-cell table:number-columns-repeated="1024"/>
        </table:table-row>
        <table:table-row table:style-name="ro16">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F" svg:font-family="" style:font-family-generic="roman"/>
    <style:font-face style:name="Liberation Sans1" svg:font-family="'Liberation Sans'" style:font-family-generic="swis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8107P0" style:volatile="true" number:language="de" number:country="DE">
      <number:number number:decimal-places="2" number:min-integer-digits="1" number:grouping="true"/>
      <number:text> </number:text>
      <number:currency-symbol number:language="de" number:country="DE">€</number:currency-symbol>
    </number:currency-style>
    <number:currency-style style:name="N8107"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8107P0"/>
    </number:currency-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8106" number:language="de" number:country="DE">
      <number:number number: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Liberation Sans" fo:font-size="11pt" style:font-name-asian="Liberation Sans" style:font-size-asian="11pt" style:font-name-complex="Liberation Sans"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7">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0cm" fo:margin-left="0cm" fo:margin-right="0cm" style:print-page-order="ttb"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12">12.12.2014</text:date>, <text:time>17:15:21</text:time></text:p>
        </style:region-right>
      </style:header>
      <style:header-left style:display="false"/>
      <style:footer>
        <text:p>Seit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Seit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meta:initial-creator>Kate Zilla</meta:initial-creator>
    <dc:creator>Anne-Lena Kowalka</dc:creator>
    <meta:creation-date>2014-12-09T13:55:48Z</meta:creation-date>
    <dc:date>2014-12-12T17:15:21.91</dc:date>
    <meta:editing-cycles>33</meta:editing-cycles>
    <meta:editing-duration>PT5H9M8S</meta:editing-duration>
    <meta:document-statistic meta:table-count="1" meta:cell-count="81" meta:object-count="0"/>
  </office:meta>
</office:document-meta>
</file>